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700000257B0D03DBE688E24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7.69cm" fo:min-width="21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589cm" svg:height="19.589cm" svg:x="1.001cm" svg:y="4.176cm">
          <draw:image xlink:href="Pictures/100002010000025700000257B0D03DBE688E24F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07T23:36:53.565594824</dc:date>
    <meta:editing-duration>PT6M44S</meta:editing-duration>
    <meta:editing-cycles>2</meta:editing-cycles>
    <meta:generator>LibreOffice/5.3.1.2$Linux_X86_64 LibreOffice_project/30m0$Build-2</meta:generator>
    <meta:document-statistic meta:object-count="2"/>
  </office:meta>
</office:document-meta>
</file>